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Utils.replaceProperties( Configuration tree , 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valonUtils._replaceProperties( DefaultConfiguration config , Settings sett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